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50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XR2206-RC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f=1/rc</text:p>
          </table:table-cell>
          <table:table-cell table:number-columns-repeated="2" table:style-name="ce1"/>
          <table:table-cell office:value-type="string" table:style-name="ce1">
            <text:p>Output Amplitu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min</text:p>
          </table:table-cell>
          <table:table-cell office:value-type="float" office:value="8200" table:style-name="ce1">
            <text:p>820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mV/Koh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range</text:p>
          </table:table-cell>
          <table:table-cell office:value-type="float" office:value="50000" table:style-name="ce1">
            <text:p>500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oh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min</text:p>
          </table:table-cell>
          <table:table-cell office:value-type="float" office:value="8200" table:style-name="ce1">
            <text:p>8200</text:p>
          </table:table-cell>
          <table:table-cell table:style-name="ce1"/>
          <table:table-cell office:value-type="float" office:value="0.6" table:formula="msoxl:=D2*D3/1000" table:style-name="ce1">
            <text:p>0.6</text:p>
          </table:table-cell>
          <table:table-cell office:value-type="string" table:style-name="ce1">
            <text:p>V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max</text:p>
          </table:table-cell>
          <table:table-cell office:value-type="float" office:value="58200" table:style-name="ce1">
            <text:p>58200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Av - V/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in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30" table:formula="msoxl:=D6*D4" table:style-name="ce1">
            <text:p>30</text:p>
          </table:table-cell>
          <table:table-cell office:value-type="string" table:style-name="ce1">
            <text:p>V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ax</text:p>
          </table:table-cell>
          <table:table-cell office:value-type="float" office:value="1000" table:style-name="ce1">
            <text:p>1000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float" office:value="50000" table:style-name="ce1">
            <text:p>50000</text:p>
          </table:table-cell>
          <table:table-cell office:value-type="string" table:style-name="ce1">
            <text:p>Ohm p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9.9999999999999995E-8" table:style-name="ce2">
            <text:p>1.00E-007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1">
            <text:p>Step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in</text:p>
          </table:table-cell>
          <table:table-cell office:value-type="float" office:value="171.82130584192399" table:style-name="ce1">
            <text:p>171.8213058</text:p>
          </table:table-cell>
          <table:table-cell table:style-name="ce1"/>
          <table:table-cell office:value-type="float" office:value="393.70078740157481" table:formula="msoxl:=D9/D10" table:style-name="ce1">
            <text:p>393.7007874</text:p>
          </table:table-cell>
          <table:table-cell office:value-type="string" table:style-name="ce1">
            <text:p>Rm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ax</text:p>
          </table:table-cell>
          <table:table-cell office:value-type="float" office:value="1219.5121951219501" table:style-name="ce1">
            <text:p>1219.512195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float" office:value="7.874015748031496E-3" table:formula="msoxl:=D11/D9" table:style-name="ce1">
            <text:p>0.007874016</text:p>
          </table:table-cell>
          <table:table-cell office:value-type="string" table:style-name="ce1">
            <text:p>Min transfer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0.23622047244094488" table:formula="msoxl:=D13*D4*D6" table:style-name="ce1">
            <text:p>0.236220472</text:p>
          </table:table-cell>
          <table:table-cell office:value-type="string" table:style-name="ce1">
            <text:p>Min voltage swing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table table:name="AD7376-R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Resistance</text:p>
          </table:table-cell>
          <table:table-cell office:value-type="float" office:value="50000" table:style-name="ce1">
            <text:p>5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w</text:p>
          </table:table-cell>
          <table:table-cell office:value-type="float" office:value="4800" table:style-name="ce1">
            <text:p>48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p</text:p>
          </table:table-cell>
          <table:table-cell office:value-type="float" office:value="9.9999999999999995E-8" table:style-name="ce1">
            <text:p>0.000000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Count</text:p>
          </table:table-cell>
          <table:table-cell office:value-type="string" table:style-name="ce3">
            <text:p>Resistance</text:p>
          </table:table-cell>
          <table:table-cell office:value-type="string" table:style-name="ce3">
            <text:p>Frequency</text:p>
          </table:table-cell>
          <table:table-cell office:value-type="string" table:style-name="ce3">
            <text:p>Nearest freq</text:p>
          </table:table-cell>
          <table:table-cell office:value-type="string" table:style-name="ce3">
            <text:p>Nearest key</text:p>
          </table:table-cell>
          <table:table-cell table:number-columns-repeated="16379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54409.375" table:style-name="ce4">
            <text:p>54409.375</text:p>
          </table:table-cell>
          <table:table-cell office:value-type="float" office:value="183.79185572339301" table:style-name="ce4">
            <text:p>183.7918557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54018.75" table:style-name="ce4">
            <text:p>54018.75</text:p>
          </table:table-cell>
          <table:table-cell office:value-type="float" office:value="185.12090709244501" table:style-name="ce4">
            <text:p>185.1209071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53628.125" table:style-name="ce4">
            <text:p>53628.125</text:p>
          </table:table-cell>
          <table:table-cell office:value-type="float" office:value="186.469319969699" table:style-name="ce4">
            <text:p>186.4693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53237.5" table:style-name="ce4">
            <text:p>53237.5</text:p>
          </table:table-cell>
          <table:table-cell office:value-type="float" office:value="187.83752054472899" table:style-name="ce4">
            <text:p>187.8375205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52846.875" table:style-name="ce4">
            <text:p>52846.875</text:p>
          </table:table-cell>
          <table:table-cell office:value-type="float" office:value="189.22594760806601" table:style-name="ce4">
            <text:p>189.2259476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52456.25" table:style-name="ce4">
            <text:p>52456.25</text:p>
          </table:table-cell>
          <table:table-cell office:value-type="float" office:value="190.63505302037399" table:style-name="ce4">
            <text:p>190.635053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52065.625" table:style-name="ce4">
            <text:p>52065.625</text:p>
          </table:table-cell>
          <table:table-cell office:value-type="float" office:value="192.065302202749" table:style-name="ce4">
            <text:p>192.065302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51675" table:style-name="ce4">
            <text:p>51675</text:p>
          </table:table-cell>
          <table:table-cell office:value-type="float" office:value="193.51717464924999" table:style-name="ce4">
            <text:p>193.5171746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51284.375" table:style-name="ce4">
            <text:p>51284.375</text:p>
          </table:table-cell>
          <table:table-cell office:value-type="float" office:value="194.99116446286001" table:style-name="ce4">
            <text:p>194.9911645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50893.75" table:style-name="ce4">
            <text:p>50893.75</text:p>
          </table:table-cell>
          <table:table-cell office:value-type="float" office:value="196.487780916124" table:style-name="ce4">
            <text:p>196.4877809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50503.125" table:style-name="ce4">
            <text:p>50503.125</text:p>
          </table:table-cell>
          <table:table-cell office:value-type="float" office:value="198.007549037807" table:style-name="ce4">
            <text:p>198.007549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50112.5" table:style-name="ce4">
            <text:p>50112.5</text:p>
          </table:table-cell>
          <table:table-cell office:value-type="float" office:value="199.55101022698901" table:style-name="ce4">
            <text:p>199.5510102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49721.875" table:style-name="ce4">
            <text:p>49721.875</text:p>
          </table:table-cell>
          <table:table-cell office:value-type="float" office:value="201.11872289611" table:style-name="ce4">
            <text:p>201.1187229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49331.25" table:style-name="ce4">
            <text:p>49331.25</text:p>
          </table:table-cell>
          <table:table-cell office:value-type="float" office:value="202.71126314455799" table:style-name="ce4">
            <text:p>202.7112631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48940.625" table:style-name="ce4">
            <text:p>48940.625</text:p>
          </table:table-cell>
          <table:table-cell office:value-type="float" office:value="204.32922546453" table:style-name="ce4">
            <text:p>204.3292255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48550" table:style-name="ce4">
            <text:p>48550</text:p>
          </table:table-cell>
          <table:table-cell office:value-type="float" office:value="205.97322348094701" table:style-name="ce4">
            <text:p>205.9732235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48159.375" table:style-name="ce4">
            <text:p>48159.375</text:p>
          </table:table-cell>
          <table:table-cell office:value-type="float" office:value="207.643890727403" table:style-name="ce4">
            <text:p>207.6438907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47768.75" table:style-name="ce4">
            <text:p>47768.75</text:p>
          </table:table-cell>
          <table:table-cell office:value-type="float" office:value="209.34188146016001" table:style-name="ce4">
            <text:p>209.3418815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47378.125" table:style-name="ce4">
            <text:p>47378.125</text:p>
          </table:table-cell>
          <table:table-cell office:value-type="float" office:value="211.06787151243299" table:style-name="ce4">
            <text:p>211.0678715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46987.5" table:style-name="ce4">
            <text:p>46987.5</text:p>
          </table:table-cell>
          <table:table-cell office:value-type="float" office:value="212.822559191274" table:style-name="ce4">
            <text:p>212.8225592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46596.875" table:style-name="ce4">
            <text:p>46596.875</text:p>
          </table:table-cell>
          <table:table-cell office:value-type="float" office:value="214.60666621956901" table:style-name="ce4">
            <text:p>214.6066662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46206.25" table:style-name="ce4">
            <text:p>46206.25</text:p>
          </table:table-cell>
          <table:table-cell office:value-type="float" office:value="216.420938725822" table:style-name="ce4">
            <text:p>216.4209387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45815.625" table:style-name="ce4">
            <text:p>45815.625</text:p>
          </table:table-cell>
          <table:table-cell office:value-type="float" office:value="218.26614828456499" table:style-name="ce4">
            <text:p>218.2661483</text:p>
          </table:table-cell>
          <table:table-cell office:value-type="float" office:value="195.99799999999999" table:style-name="ce4">
            <text:p>195.998</text:p>
          </table:table-cell>
          <table:table-cell office:value-type="string" table:style-name="ce4">
            <text:p>G3</text:p>
          </table:table-cell>
          <table:table-cell table:number-columns-repeated="16379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45425" table:style-name="ce4">
            <text:p>45425</text:p>
          </table:table-cell>
          <table:table-cell office:value-type="float" office:value="220.14309301045699" table:style-name="ce4">
            <text:p>220.143093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45034.375" table:style-name="ce4">
            <text:p>45034.375</text:p>
          </table:table-cell>
          <table:table-cell office:value-type="float" office:value="222.052598709319" table:style-name="ce4">
            <text:p>222.0525987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44643.75" table:style-name="ce4">
            <text:p>44643.75</text:p>
          </table:table-cell>
          <table:table-cell office:value-type="float" office:value="223.99552008959799" table:style-name="ce4">
            <text:p>223.9955201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44253.125" table:style-name="ce4">
            <text:p>44253.125</text:p>
          </table:table-cell>
          <table:table-cell office:value-type="float" office:value="225.97274203799199" table:style-name="ce4">
            <text:p>225.972742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43862.5" table:style-name="ce4">
            <text:p>43862.5</text:p>
          </table:table-cell>
          <table:table-cell office:value-type="float" office:value="227.98518096323701" table:style-name="ce4">
            <text:p>227.985181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43471.875" table:style-name="ce4">
            <text:p>43471.875</text:p>
          </table:table-cell>
          <table:table-cell office:value-type="float" office:value="230.03378621235001" table:style-name="ce4">
            <text:p>230.0337862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43081.25" table:style-name="ce4">
            <text:p>43081.25</text:p>
          </table:table-cell>
          <table:table-cell office:value-type="float" office:value="232.11954156390499" table:style-name="ce4">
            <text:p>232.1195416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42690.625" table:style-name="ce4">
            <text:p>42690.625</text:p>
          </table:table-cell>
          <table:table-cell office:value-type="float" office:value="234.24346680330899" table:style-name="ce4">
            <text:p>234.2434668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42300" table:style-name="ce4">
            <text:p>42300</text:p>
          </table:table-cell>
          <table:table-cell office:value-type="float" office:value="236.40661938534299" table:style-name="ce4">
            <text:p>236.4066194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41909.375" table:style-name="ce4">
            <text:p>41909.375</text:p>
          </table:table-cell>
          <table:table-cell office:value-type="float" office:value="238.61009618969501" table:style-name="ce4">
            <text:p>238.6100962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41518.75" table:style-name="ce4">
            <text:p>41518.75</text:p>
          </table:table-cell>
          <table:table-cell office:value-type="float" office:value="240.85503537558299" table:style-name="ce4">
            <text:p>240.8550354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41128.125" table:style-name="ce4">
            <text:p>41128.125</text:p>
          </table:table-cell>
          <table:table-cell office:value-type="float" office:value="243.14261834207099" table:style-name="ce4">
            <text:p>243.1426183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40737.5" table:style-name="ce4">
            <text:p>40737.5</text:p>
          </table:table-cell>
          <table:table-cell office:value-type="float" office:value="245.47407180116599" table:style-name="ce4">
            <text:p>245.4740718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A3</text:p>
          </table:table-cell>
          <table:table-cell table:number-columns-repeated="16379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40346.875" table:style-name="ce4">
            <text:p>40346.875</text:p>
          </table:table-cell>
          <table:table-cell office:value-type="float" office:value="247.850669971342" table:style-name="ce4">
            <text:p>247.85067</text:p>
          </table:table-cell>
          <table:table-cell office:value-type="float" office:value="246.94200000000001" table:style-name="ce4">
            <text:p>246.942</text:p>
          </table:table-cell>
          <table:table-cell office:value-type="string" table:style-name="ce4">
            <text:p>B3</text:p>
          </table:table-cell>
          <table:table-cell table:number-columns-repeated="1637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39956.25" table:style-name="ce4">
            <text:p>39956.25</text:p>
          </table:table-cell>
          <table:table-cell office:value-type="float" office:value="250.27373689973399" table:style-name="ce4">
            <text:p>250.2737369</text:p>
          </table:table-cell>
          <table:table-cell office:value-type="float" office:value="246.94200000000001" table:style-name="ce4">
            <text:p>246.942</text:p>
          </table:table-cell>
          <table:table-cell office:value-type="string" table:style-name="ce4">
            <text:p>B3</text:p>
          </table:table-cell>
          <table:table-cell table:number-columns-repeated="16379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39565.625" table:style-name="ce4">
            <text:p>39565.625</text:p>
          </table:table-cell>
          <table:table-cell office:value-type="float" office:value="252.74464892188601" table:style-name="ce4">
            <text:p>252.7446489</text:p>
          </table:table-cell>
          <table:table-cell office:value-type="float" office:value="246.94200000000001" table:style-name="ce4">
            <text:p>246.942</text:p>
          </table:table-cell>
          <table:table-cell office:value-type="string" table:style-name="ce4">
            <text:p>B3</text:p>
          </table:table-cell>
          <table:table-cell table:number-columns-repeated="16379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39175" table:style-name="ce4">
            <text:p>39175</text:p>
          </table:table-cell>
          <table:table-cell office:value-type="float" office:value="255.26483726866601" table:style-name="ce4">
            <text:p>255.2648373</text:p>
          </table:table-cell>
          <table:table-cell office:value-type="float" office:value="246.94200000000001" table:style-name="ce4">
            <text:p>246.942</text:p>
          </table:table-cell>
          <table:table-cell office:value-type="string" table:style-name="ce4">
            <text:p>B3</text:p>
          </table:table-cell>
          <table:table-cell table:number-columns-repeated="16379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38784.375" table:style-name="ce4">
            <text:p>38784.375</text:p>
          </table:table-cell>
          <table:table-cell office:value-type="float" office:value="257.83579083071498" table:style-name="ce4">
            <text:p>257.8357908</text:p>
          </table:table-cell>
          <table:table-cell office:value-type="float" office:value="246.94200000000001" table:style-name="ce4">
            <text:p>246.942</text:p>
          </table:table-cell>
          <table:table-cell office:value-type="string" table:style-name="ce4">
            <text:p>B3</text:p>
          </table:table-cell>
          <table:table-cell table:number-columns-repeated="16379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38393.75" table:style-name="ce4">
            <text:p>38393.75</text:p>
          </table:table-cell>
          <table:table-cell office:value-type="float" office:value="260.45905909164901" table:style-name="ce4">
            <text:p>260.4590591</text:p>
          </table:table-cell>
          <table:table-cell office:value-type="float" office:value="246.94200000000001" table:style-name="ce4">
            <text:p>246.942</text:p>
          </table:table-cell>
          <table:table-cell office:value-type="string" table:style-name="ce4">
            <text:p>B3</text:p>
          </table:table-cell>
          <table:table-cell table:number-columns-repeated="16379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38003.125" table:style-name="ce4">
            <text:p>38003.125</text:p>
          </table:table-cell>
          <table:table-cell office:value-type="float" office:value="263.13625524216798" table:style-name="ce4">
            <text:p>263.1362552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37612.5" table:style-name="ce4">
            <text:p>37612.5</text:p>
          </table:table-cell>
          <table:table-cell office:value-type="float" office:value="265.86905948820203" table:style-name="ce4">
            <text:p>265.8690595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37221.875" table:style-name="ce4">
            <text:p>37221.875</text:p>
          </table:table-cell>
          <table:table-cell office:value-type="float" office:value="268.65922256737502" table:style-name="ce4">
            <text:p>268.6592226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36831.25" table:style-name="ce4">
            <text:p>36831.25</text:p>
          </table:table-cell>
          <table:table-cell office:value-type="float" office:value="271.50856948922399" table:style-name="ce4">
            <text:p>271.5085695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36440.625" table:style-name="ce4">
            <text:p>36440.625</text:p>
          </table:table-cell>
          <table:table-cell office:value-type="float" office:value="274.41900351599298" table:style-name="ce4">
            <text:p>274.4190035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36050" table:style-name="ce4">
            <text:p>36050</text:p>
          </table:table-cell>
          <table:table-cell office:value-type="float" office:value="277.39251040221899" table:style-name="ce4">
            <text:p>277.3925104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35659.375" table:style-name="ce4">
            <text:p>35659.375</text:p>
          </table:table-cell>
          <table:table-cell office:value-type="float" office:value="280.431162912979" table:style-name="ce4">
            <text:p>280.4311629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35268.75" table:style-name="ce4">
            <text:p>35268.75</text:p>
          </table:table-cell>
          <table:table-cell office:value-type="float" office:value="283.53712564238901" table:style-name="ce4">
            <text:p>283.5371256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34878.125" table:style-name="ce4">
            <text:p>34878.125</text:p>
          </table:table-cell>
          <table:table-cell office:value-type="float" office:value="286.71266015589998" table:style-name="ce4">
            <text:p>286.7126602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34487.5" table:style-name="ce4">
            <text:p>34487.5</text:p>
          </table:table-cell>
          <table:table-cell office:value-type="float" office:value="289.96013048205901" table:style-name="ce4">
            <text:p>289.9601305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34096.875" table:style-name="ce4">
            <text:p>34096.875</text:p>
          </table:table-cell>
          <table:table-cell office:value-type="float" office:value="293.28200898176101" table:style-name="ce4">
            <text:p>293.282009</text:p>
          </table:table-cell>
          <table:table-cell office:value-type="float" office:value="261.62599999999998" table:style-name="ce4">
            <text:p>261.626</text:p>
          </table:table-cell>
          <table:table-cell office:value-type="string" table:style-name="ce4">
            <text:p>C4 (MiddleC)</text:p>
          </table:table-cell>
          <table:table-cell table:number-columns-repeated="16379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33706.25" table:style-name="ce4">
            <text:p>33706.25</text:p>
          </table:table-cell>
          <table:table-cell office:value-type="float" office:value="296.680882625626" table:style-name="ce4">
            <text:p>296.6808826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33315.625" table:style-name="ce4">
            <text:p>33315.625</text:p>
          </table:table-cell>
          <table:table-cell office:value-type="float" office:value="300.15945971297299" table:style-name="ce4">
            <text:p>300.1594597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32925" table:style-name="ce4">
            <text:p>32925</text:p>
          </table:table-cell>
          <table:table-cell office:value-type="float" office:value="303.72057706909601" table:style-name="ce4">
            <text:p>303.7205771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32534.375" table:style-name="ce4">
            <text:p>32534.375</text:p>
          </table:table-cell>
          <table:table-cell office:value-type="float" office:value="307.36720776102197" table:style-name="ce4">
            <text:p>307.3672078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32143.75" table:style-name="ce4">
            <text:p>32143.75</text:p>
          </table:table-cell>
          <table:table-cell office:value-type="float" office:value="311.102469375851" table:style-name="ce4">
            <text:p>311.1024694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31753.125" table:style-name="ce4">
            <text:p>31753.125</text:p>
          </table:table-cell>
          <table:table-cell office:value-type="float" office:value="314.92963291014701" table:style-name="ce4">
            <text:p>314.9296329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31362.5" table:style-name="ce4">
            <text:p>31362.5</text:p>
          </table:table-cell>
          <table:table-cell office:value-type="float" office:value="318.85213232363498" table:style-name="ce4">
            <text:p>318.8521323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30971.875" table:style-name="ce4">
            <text:p>30971.875</text:p>
          </table:table-cell>
          <table:table-cell office:value-type="float" office:value="322.87357481586099" table:style-name="ce4">
            <text:p>322.8735748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30581.25" table:style-name="ce4">
            <text:p>30581.25</text:p>
          </table:table-cell>
          <table:table-cell office:value-type="float" office:value="326.99775189045602" table:style-name="ce4">
            <text:p>326.9977519</text:p>
          </table:table-cell>
          <table:table-cell office:value-type="float" office:value="293.66500000000002" table:style-name="ce4">
            <text:p>293.665</text:p>
          </table:table-cell>
          <table:table-cell office:value-type="string" table:style-name="ce4">
            <text:p>D4</text:p>
          </table:table-cell>
          <table:table-cell table:number-columns-repeated="16379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30190.625" table:style-name="ce4">
            <text:p>30190.625</text:p>
          </table:table-cell>
          <table:table-cell office:value-type="float" office:value="331.22865127833597" table:style-name="ce4">
            <text:p>331.2286513</text:p>
          </table:table-cell>
          <table:table-cell office:value-type="float" office:value="329.62799999999999" table:style-name="ce4">
            <text:p>329.628</text:p>
          </table:table-cell>
          <table:table-cell office:value-type="string" table:style-name="ce4">
            <text:p>E4</text:p>
          </table:table-cell>
          <table:table-cell table:number-columns-repeated="16379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29800" table:style-name="ce4">
            <text:p>29800</text:p>
          </table:table-cell>
          <table:table-cell office:value-type="float" office:value="335.570469798658" table:style-name="ce4">
            <text:p>335.5704698</text:p>
          </table:table-cell>
          <table:table-cell office:value-type="float" office:value="329.62799999999999" table:style-name="ce4">
            <text:p>329.628</text:p>
          </table:table-cell>
          <table:table-cell office:value-type="string" table:style-name="ce4">
            <text:p>E4</text:p>
          </table:table-cell>
          <table:table-cell table:number-columns-repeated="16379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29409.375" table:style-name="ce4">
            <text:p>29409.375</text:p>
          </table:table-cell>
          <table:table-cell office:value-type="float" office:value="340.02762724471398" table:style-name="ce4">
            <text:p>340.0276272</text:p>
          </table:table-cell>
          <table:table-cell office:value-type="float" office:value="329.62799999999999" table:style-name="ce4">
            <text:p>329.628</text:p>
          </table:table-cell>
          <table:table-cell office:value-type="string" table:style-name="ce4">
            <text:p>E4</text:p>
          </table:table-cell>
          <table:table-cell table:number-columns-repeated="16379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29018.75" table:style-name="ce4">
            <text:p>29018.75</text:p>
          </table:table-cell>
          <table:table-cell office:value-type="float" office:value="344.60478139134199" table:style-name="ce4">
            <text:p>344.6047814</text:p>
          </table:table-cell>
          <table:table-cell office:value-type="float" office:value="329.62799999999999" table:style-name="ce4">
            <text:p>329.628</text:p>
          </table:table-cell>
          <table:table-cell office:value-type="string" table:style-name="ce4">
            <text:p>E4</text:p>
          </table:table-cell>
          <table:table-cell table:number-columns-repeated="16379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28628.125" table:style-name="ce4">
            <text:p>28628.125</text:p>
          </table:table-cell>
          <table:table-cell office:value-type="float" office:value="349.30684423097898" table:style-name="ce4">
            <text:p>349.3068442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28237.5" table:style-name="ce4">
            <text:p>28237.5</text:p>
          </table:table-cell>
          <table:table-cell office:value-type="float" office:value="354.13899955732597" table:style-name="ce4">
            <text:p>354.1389996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27846.875" table:style-name="ce4">
            <text:p>27846.875</text:p>
          </table:table-cell>
          <table:table-cell office:value-type="float" office:value="359.10672202895302" table:style-name="ce4">
            <text:p>359.106722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27456.25" table:style-name="ce4">
            <text:p>27456.25</text:p>
          </table:table-cell>
          <table:table-cell office:value-type="float" office:value="364.21579786023199" table:style-name="ce4">
            <text:p>364.2157979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27065.625" table:style-name="ce4">
            <text:p>27065.625</text:p>
          </table:table-cell>
          <table:table-cell office:value-type="float" office:value="369.47234730400601" table:style-name="ce4">
            <text:p>369.4723473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26675" table:style-name="ce4">
            <text:p>26675</text:p>
          </table:table-cell>
          <table:table-cell office:value-type="float" office:value="374.88284910965302" table:style-name="ce4">
            <text:p>374.8828491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26284.375" table:style-name="ce4">
            <text:p>26284.375</text:p>
          </table:table-cell>
          <table:table-cell office:value-type="float" office:value="380.45416716205" table:style-name="ce4">
            <text:p>380.4541672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25893.75" table:style-name="ce4">
            <text:p>25893.75</text:p>
          </table:table-cell>
          <table:table-cell office:value-type="float" office:value="386.19357953174" table:style-name="ce4">
            <text:p>386.1935795</text:p>
          </table:table-cell>
          <table:table-cell office:value-type="float" office:value="349.22800000000001" table:style-name="ce4">
            <text:p>349.228</text:p>
          </table:table-cell>
          <table:table-cell office:value-type="string" table:style-name="ce4">
            <text:p>F4</text:p>
          </table:table-cell>
          <table:table-cell table:number-columns-repeated="16379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25503.125" table:style-name="ce4">
            <text:p>25503.125</text:p>
          </table:table-cell>
          <table:table-cell office:value-type="float" office:value="392.108810194829" table:style-name="ce4">
            <text:p>392.1088102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25112.5" table:style-name="ce4">
            <text:p>25112.5</text:p>
          </table:table-cell>
          <table:table-cell office:value-type="float" office:value="398.20806371329002" table:style-name="ce4">
            <text:p>398.2080637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24721.875" table:style-name="ce4">
            <text:p>24721.875</text:p>
          </table:table-cell>
          <table:table-cell office:value-type="float" office:value="404.50006320313503" table:style-name="ce4">
            <text:p>404.5000632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24331.25" table:style-name="ce4">
            <text:p>24331.25</text:p>
          </table:table-cell>
          <table:table-cell office:value-type="float" office:value="410.99409195992803" table:style-name="ce4">
            <text:p>410.994092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23940.625" table:style-name="ce4">
            <text:p>23940.625</text:p>
          </table:table-cell>
          <table:table-cell office:value-type="float" office:value="417.700039159379" table:style-name="ce4">
            <text:p>417.7000392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23550" table:style-name="ce4">
            <text:p>23550</text:p>
          </table:table-cell>
          <table:table-cell office:value-type="float" office:value="424.628450106157" table:style-name="ce4">
            <text:p>424.6284501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23159.375" table:style-name="ce4">
            <text:p>23159.375</text:p>
          </table:table-cell>
          <table:table-cell office:value-type="float" office:value="431.79058156794002" table:style-name="ce4">
            <text:p>431.7905816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22768.75" table:style-name="ce4">
            <text:p>22768.75</text:p>
          </table:table-cell>
          <table:table-cell office:value-type="float" office:value="439.19846280538002" table:style-name="ce4">
            <text:p>439.1984628</text:p>
          </table:table-cell>
          <table:table-cell office:value-type="float" office:value="391.995" table:style-name="ce4">
            <text:p>391.995</text:p>
          </table:table-cell>
          <table:table-cell office:value-type="string" table:style-name="ce4">
            <text:p>G4</text:p>
          </table:table-cell>
          <table:table-cell table:number-columns-repeated="16379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22378.125" table:style-name="ce4">
            <text:p>22378.125</text:p>
          </table:table-cell>
          <table:table-cell office:value-type="float" office:value="446.86496299399499" table:style-name="ce4">
            <text:p>446.864963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A4</text:p>
          </table:table-cell>
          <table:table-cell table:number-columns-repeated="16379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21987.5" table:style-name="ce4">
            <text:p>21987.5</text:p>
          </table:table-cell>
          <table:table-cell office:value-type="float" office:value="454.80386583286003" table:style-name="ce4">
            <text:p>454.8038658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A4</text:p>
          </table:table-cell>
          <table:table-cell table:number-columns-repeated="16379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21596.875" table:style-name="ce4">
            <text:p>21596.875</text:p>
          </table:table-cell>
          <table:table-cell office:value-type="float" office:value="463.02995225003599" table:style-name="ce4">
            <text:p>463.0299523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A4</text:p>
          </table:table-cell>
          <table:table-cell table:number-columns-repeated="16379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21206.25" table:style-name="ce4">
            <text:p>21206.25</text:p>
          </table:table-cell>
          <table:table-cell office:value-type="float" office:value="471.55909224874699" table:style-name="ce4">
            <text:p>471.5590922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A4</text:p>
          </table:table-cell>
          <table:table-cell table:number-columns-repeated="16379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20815.625" table:style-name="ce4">
            <text:p>20815.625</text:p>
          </table:table-cell>
          <table:table-cell office:value-type="float" office:value="480.40834709503099" table:style-name="ce4">
            <text:p>480.4083471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A4</text:p>
          </table:table-cell>
          <table:table-cell table:number-columns-repeated="16379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20425" table:style-name="ce4">
            <text:p>20425</text:p>
          </table:table-cell>
          <table:table-cell office:value-type="float" office:value="489.59608323133398" table:style-name="ce4">
            <text:p>489.5960832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A4</text:p>
          </table:table-cell>
          <table:table-cell table:number-columns-repeated="16379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20034.375" table:style-name="ce4">
            <text:p>20034.375</text:p>
          </table:table-cell>
          <table:table-cell office:value-type="float" office:value="499.14209951645603" table:style-name="ce4">
            <text:p>499.1420995</text:p>
          </table:table-cell>
          <table:table-cell office:value-type="float" office:value="493.88400000000001" table:style-name="ce4">
            <text:p>493.884</text:p>
          </table:table-cell>
          <table:table-cell office:value-type="string" table:style-name="ce4">
            <text:p>B4</text:p>
          </table:table-cell>
          <table:table-cell table:number-columns-repeated="16379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9643.75" table:style-name="ce4">
            <text:p>19643.75</text:p>
          </table:table-cell>
          <table:table-cell office:value-type="float" office:value="509.06776964683399" table:style-name="ce4">
            <text:p>509.0677696</text:p>
          </table:table-cell>
          <table:table-cell office:value-type="float" office:value="493.88400000000001" table:style-name="ce4">
            <text:p>493.884</text:p>
          </table:table-cell>
          <table:table-cell office:value-type="string" table:style-name="ce4">
            <text:p>B4</text:p>
          </table:table-cell>
          <table:table-cell table:number-columns-repeated="16379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19253.125" table:style-name="ce4">
            <text:p>19253.125</text:p>
          </table:table-cell>
          <table:table-cell office:value-type="float" office:value="519.39620191527399" table:style-name="ce4">
            <text:p>519.3962019</text:p>
          </table:table-cell>
          <table:table-cell office:value-type="float" office:value="493.88400000000001" table:style-name="ce4">
            <text:p>493.884</text:p>
          </table:table-cell>
          <table:table-cell office:value-type="string" table:style-name="ce4">
            <text:p>B4</text:p>
          </table:table-cell>
          <table:table-cell table:number-columns-repeated="16379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8862.5" table:style-name="ce4">
            <text:p>18862.5</text:p>
          </table:table-cell>
          <table:table-cell office:value-type="float" office:value="530.15241882041096" table:style-name="ce4">
            <text:p>530.1524188</text:p>
          </table:table-cell>
          <table:table-cell office:value-type="float" office:value="523.25199999999995" table:style-name="ce4">
            <text:p>523.252</text:p>
          </table:table-cell>
          <table:table-cell office:value-type="string" table:style-name="ce4">
            <text:p>C5</text:p>
          </table:table-cell>
          <table:table-cell table:number-columns-repeated="16379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8471.875" table:style-name="ce4">
            <text:p>18471.875</text:p>
          </table:table-cell>
          <table:table-cell office:value-type="float" office:value="541.36355946540402" table:style-name="ce4">
            <text:p>541.3635595</text:p>
          </table:table-cell>
          <table:table-cell office:value-type="float" office:value="523.25199999999995" table:style-name="ce4">
            <text:p>523.252</text:p>
          </table:table-cell>
          <table:table-cell office:value-type="string" table:style-name="ce4">
            <text:p>C5</text:p>
          </table:table-cell>
          <table:table-cell table:number-columns-repeated="16379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18081.25" table:style-name="ce4">
            <text:p>18081.25</text:p>
          </table:table-cell>
          <table:table-cell office:value-type="float" office:value="553.05910819218798" table:style-name="ce4">
            <text:p>553.0591082</text:p>
          </table:table-cell>
          <table:table-cell office:value-type="float" office:value="523.25199999999995" table:style-name="ce4">
            <text:p>523.252</text:p>
          </table:table-cell>
          <table:table-cell office:value-type="string" table:style-name="ce4">
            <text:p>C5</text:p>
          </table:table-cell>
          <table:table-cell table:number-columns-repeated="16379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7690.625" table:style-name="ce4">
            <text:p>17690.625</text:p>
          </table:table-cell>
          <table:table-cell office:value-type="float" office:value="565.27115350644794" table:style-name="ce4">
            <text:p>565.2711535</text:p>
          </table:table-cell>
          <table:table-cell office:value-type="float" office:value="523.25199999999995" table:style-name="ce4">
            <text:p>523.252</text:p>
          </table:table-cell>
          <table:table-cell office:value-type="string" table:style-name="ce4">
            <text:p>C5</text:p>
          </table:table-cell>
          <table:table-cell table:number-columns-repeated="1637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7300" table:style-name="ce4">
            <text:p>17300</text:p>
          </table:table-cell>
          <table:table-cell office:value-type="float" office:value="578.03468208092499" table:style-name="ce4">
            <text:p>578.0346821</text:p>
          </table:table-cell>
          <table:table-cell office:value-type="float" office:value="523.25199999999995" table:style-name="ce4">
            <text:p>523.252</text:p>
          </table:table-cell>
          <table:table-cell office:value-type="string" table:style-name="ce4">
            <text:p>C5</text:p>
          </table:table-cell>
          <table:table-cell table:number-columns-repeated="1637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6909.375" table:style-name="ce4">
            <text:p>16909.375</text:p>
          </table:table-cell>
          <table:table-cell office:value-type="float" office:value="591.38791350951794" table:style-name="ce4">
            <text:p>591.3879135</text:p>
          </table:table-cell>
          <table:table-cell office:value-type="float" office:value="587.33000000000004" table:style-name="ce4">
            <text:p>587.33</text:p>
          </table:table-cell>
          <table:table-cell office:value-type="string" table:style-name="ce4">
            <text:p>D5</text:p>
          </table:table-cell>
          <table:table-cell table:number-columns-repeated="1637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6518.75" table:style-name="ce4">
            <text:p>16518.75</text:p>
          </table:table-cell>
          <table:table-cell office:value-type="float" office:value="605.37268255770005" table:style-name="ce4">
            <text:p>605.3726826</text:p>
          </table:table-cell>
          <table:table-cell office:value-type="float" office:value="587.33000000000004" table:style-name="ce4">
            <text:p>587.33</text:p>
          </table:table-cell>
          <table:table-cell office:value-type="string" table:style-name="ce4">
            <text:p>D5</text:p>
          </table:table-cell>
          <table:table-cell table:number-columns-repeated="1637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6128.125" table:style-name="ce4">
            <text:p>16128.125</text:p>
          </table:table-cell>
          <table:table-cell office:value-type="float" office:value="620.03487696182901" table:style-name="ce4">
            <text:p>620.034877</text:p>
          </table:table-cell>
          <table:table-cell office:value-type="float" office:value="587.33000000000004" table:style-name="ce4">
            <text:p>587.33</text:p>
          </table:table-cell>
          <table:table-cell office:value-type="string" table:style-name="ce4">
            <text:p>D5</text:p>
          </table:table-cell>
          <table:table-cell table:number-columns-repeated="1637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5737.5" table:style-name="ce4">
            <text:p>15737.5</text:p>
          </table:table-cell>
          <table:table-cell office:value-type="float" office:value="635.42494042891201" table:style-name="ce4">
            <text:p>635.4249404</text:p>
          </table:table-cell>
          <table:table-cell office:value-type="float" office:value="587.33000000000004" table:style-name="ce4">
            <text:p>587.33</text:p>
          </table:table-cell>
          <table:table-cell office:value-type="string" table:style-name="ce4">
            <text:p>D5</text:p>
          </table:table-cell>
          <table:table-cell table:number-columns-repeated="1637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5346.875" table:style-name="ce4">
            <text:p>15346.875</text:p>
          </table:table-cell>
          <table:table-cell office:value-type="float" office:value="651.59845245367603" table:style-name="ce4">
            <text:p>651.5984525</text:p>
          </table:table-cell>
          <table:table-cell office:value-type="float" office:value="587.33000000000004" table:style-name="ce4">
            <text:p>587.33</text:p>
          </table:table-cell>
          <table:table-cell office:value-type="string" table:style-name="ce4">
            <text:p>D5</text:p>
          </table:table-cell>
          <table:table-cell table:number-columns-repeated="1637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4956.25" table:style-name="ce4">
            <text:p>14956.25</text:p>
          </table:table-cell>
          <table:table-cell office:value-type="float" office:value="668.61679899707497" table:style-name="ce4">
            <text:p>668.616799</text:p>
          </table:table-cell>
          <table:table-cell office:value-type="float" office:value="659.25599999999997" table:style-name="ce4">
            <text:p>659.256</text:p>
          </table:table-cell>
          <table:table-cell office:value-type="string" table:style-name="ce4">
            <text:p>E5</text:p>
          </table:table-cell>
          <table:table-cell table:number-columns-repeated="1637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4565.625" table:style-name="ce4">
            <text:p>14565.625</text:p>
          </table:table-cell>
          <table:table-cell office:value-type="float" office:value="686.547951083459" table:style-name="ce4">
            <text:p>686.5479511</text:p>
          </table:table-cell>
          <table:table-cell office:value-type="float" office:value="659.25599999999997" table:style-name="ce4">
            <text:p>659.256</text:p>
          </table:table-cell>
          <table:table-cell office:value-type="string" table:style-name="ce4">
            <text:p>E5</text:p>
          </table:table-cell>
          <table:table-cell table:number-columns-repeated="1637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4175" table:style-name="ce4">
            <text:p>14175</text:p>
          </table:table-cell>
          <table:table-cell office:value-type="float" office:value="705.46737213403901" table:style-name="ce4">
            <text:p>705.4673721</text:p>
          </table:table-cell>
          <table:table-cell office:value-type="float" office:value="698.45600000000002" table:style-name="ce4">
            <text:p>698.456</text:p>
          </table:table-cell>
          <table:table-cell office:value-type="string" table:style-name="ce4">
            <text:p>F5</text:p>
          </table:table-cell>
          <table:table-cell table:number-columns-repeated="1637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3784.375" table:style-name="ce4">
            <text:p>13784.375</text:p>
          </table:table-cell>
          <table:table-cell office:value-type="float" office:value="725.45907957379302" table:style-name="ce4">
            <text:p>725.4590796</text:p>
          </table:table-cell>
          <table:table-cell office:value-type="float" office:value="698.45600000000002" table:style-name="ce4">
            <text:p>698.456</text:p>
          </table:table-cell>
          <table:table-cell office:value-type="string" table:style-name="ce4">
            <text:p>F5</text:p>
          </table:table-cell>
          <table:table-cell table:number-columns-repeated="1637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3393.75" table:style-name="ce4">
            <text:p>13393.75</text:p>
          </table:table-cell>
          <table:table-cell office:value-type="float" office:value="746.61689220718597" table:style-name="ce4">
            <text:p>746.6168922</text:p>
          </table:table-cell>
          <table:table-cell office:value-type="float" office:value="698.45600000000002" table:style-name="ce4">
            <text:p>698.456</text:p>
          </table:table-cell>
          <table:table-cell office:value-type="string" table:style-name="ce4">
            <text:p>F5</text:p>
          </table:table-cell>
          <table:table-cell table:number-columns-repeated="1637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3003.125" table:style-name="ce4">
            <text:p>13003.125</text:p>
          </table:table-cell>
          <table:table-cell office:value-type="float" office:value="769.04590242730103" table:style-name="ce4">
            <text:p>769.0459024</text:p>
          </table:table-cell>
          <table:table-cell office:value-type="float" office:value="698.45600000000002" table:style-name="ce4">
            <text:p>698.456</text:p>
          </table:table-cell>
          <table:table-cell office:value-type="string" table:style-name="ce4">
            <text:p>F5</text:p>
          </table:table-cell>
          <table:table-cell table:number-columns-repeated="1637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2612.5" table:style-name="ce4">
            <text:p>12612.5</text:p>
          </table:table-cell>
          <table:table-cell office:value-type="float" office:value="792.86422200198194" table:style-name="ce4">
            <text:p>792.864222</text:p>
          </table:table-cell>
          <table:table-cell office:value-type="float" office:value="783.99" table:style-name="ce4">
            <text:p>783.99</text:p>
          </table:table-cell>
          <table:table-cell office:value-type="string" table:style-name="ce4">
            <text:p>G5</text:p>
          </table:table-cell>
          <table:table-cell table:number-columns-repeated="1637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2221.875" table:style-name="ce4">
            <text:p>12221.875</text:p>
          </table:table-cell>
          <table:table-cell office:value-type="float" office:value="818.20506264382504" table:style-name="ce4">
            <text:p>818.2050626</text:p>
          </table:table-cell>
          <table:table-cell office:value-type="float" office:value="783.99" table:style-name="ce4">
            <text:p>783.99</text:p>
          </table:table-cell>
          <table:table-cell office:value-type="string" table:style-name="ce4">
            <text:p>G5</text:p>
          </table:table-cell>
          <table:table-cell table:number-columns-repeated="1637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831.25" table:style-name="ce4">
            <text:p>11831.25</text:p>
          </table:table-cell>
          <table:table-cell office:value-type="float" office:value="845.21922873745405" table:style-name="ce4">
            <text:p>845.2192287</text:p>
          </table:table-cell>
          <table:table-cell office:value-type="float" office:value="783.99" table:style-name="ce4">
            <text:p>783.99</text:p>
          </table:table-cell>
          <table:table-cell office:value-type="string" table:style-name="ce4">
            <text:p>G5</text:p>
          </table:table-cell>
          <table:table-cell table:number-columns-repeated="1637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1440.625" table:style-name="ce4">
            <text:p>11440.625</text:p>
          </table:table-cell>
          <table:table-cell office:value-type="float" office:value="874.07812073204002" table:style-name="ce4">
            <text:p>874.0781207</text:p>
          </table:table-cell>
          <table:table-cell office:value-type="float" office:value="783.99" table:style-name="ce4">
            <text:p>783.99</text:p>
          </table:table-cell>
          <table:table-cell office:value-type="string" table:style-name="ce4">
            <text:p>G5</text:p>
          </table:table-cell>
          <table:table-cell table:number-columns-repeated="1637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1050" table:style-name="ce4">
            <text:p>11050</text:p>
          </table:table-cell>
          <table:table-cell office:value-type="float" office:value="904.97737556561106" table:style-name="ce4">
            <text:p>904.9773756</text:p>
          </table:table-cell>
          <table:table-cell office:value-type="float" office:value="880" table:style-name="ce4">
            <text:p>880</text:p>
          </table:table-cell>
          <table:table-cell office:value-type="string" table:style-name="ce4">
            <text:p>A5</text:p>
          </table:table-cell>
          <table:table-cell table:number-columns-repeated="1637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0659.375" table:style-name="ce4">
            <text:p>10659.375</text:p>
          </table:table-cell>
          <table:table-cell office:value-type="float" office:value="938.14130753444704" table:style-name="ce4">
            <text:p>938.1413075</text:p>
          </table:table-cell>
          <table:table-cell office:value-type="float" office:value="880" table:style-name="ce4">
            <text:p>880</text:p>
          </table:table-cell>
          <table:table-cell office:value-type="string" table:style-name="ce4">
            <text:p>A5</text:p>
          </table:table-cell>
          <table:table-cell table:number-columns-repeated="1637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0268.75" table:style-name="ce4">
            <text:p>10268.75</text:p>
          </table:table-cell>
          <table:table-cell office:value-type="float" office:value="973.82836275106501" table:style-name="ce4">
            <text:p>973.8283628</text:p>
          </table:table-cell>
          <table:table-cell office:value-type="float" office:value="880" table:style-name="ce4">
            <text:p>880</text:p>
          </table:table-cell>
          <table:table-cell office:value-type="string" table:style-name="ce4">
            <text:p>A5</text:p>
          </table:table-cell>
          <table:table-cell table:number-columns-repeated="1637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9878.125" table:style-name="ce4">
            <text:p>9878.125</text:p>
          </table:table-cell>
          <table:table-cell office:value-type="float" office:value="1012.33786776337" table:style-name="ce4">
            <text:p>1012.337868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9487.5" table:style-name="ce4">
            <text:p>9487.5</text:p>
          </table:table-cell>
          <table:table-cell office:value-type="float" office:value="1054.0184453227901" table:style-name="ce4">
            <text:p>1054.018445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9096.875" table:style-name="ce4">
            <text:p>9096.875</text:p>
          </table:table-cell>
          <table:table-cell office:value-type="float" office:value="1099.2785984197899" table:style-name="ce4">
            <text:p>1099.278598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8706.25" table:style-name="ce4">
            <text:p>8706.25</text:p>
          </table:table-cell>
          <table:table-cell office:value-type="float" office:value="1148.60014357502" table:style-name="ce4">
            <text:p>1148.600144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8315.625" table:style-name="ce4">
            <text:p>8315.625</text:p>
          </table:table-cell>
          <table:table-cell office:value-type="float" office:value="1202.5554302893599" table:style-name="ce4">
            <text:p>1202.55543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7925" table:style-name="ce4">
            <text:p>7925</text:p>
          </table:table-cell>
          <table:table-cell office:value-type="float" office:value="1261.82965299685" table:style-name="ce4">
            <text:p>1261.829653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7534.375" table:style-name="ce4">
            <text:p>7534.375</text:p>
          </table:table-cell>
          <table:table-cell office:value-type="float" office:value="1327.25010369141" table:style-name="ce4">
            <text:p>1327.250104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7143.75" table:style-name="ce4">
            <text:p>7143.75</text:p>
          </table:table-cell>
          <table:table-cell office:value-type="float" office:value="1399.8250218722701" table:style-name="ce4">
            <text:p>1399.825022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6753.125" table:style-name="ce4">
            <text:p>6753.125</text:p>
          </table:table-cell>
          <table:table-cell office:value-type="float" office:value="1480.7959278112" table:style-name="ce4">
            <text:p>1480.795928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6362.5" table:style-name="ce4">
            <text:p>6362.5</text:p>
          </table:table-cell>
          <table:table-cell office:value-type="float" office:value="1571.70923379175" table:style-name="ce4">
            <text:p>1571.709234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5971.875" table:style-name="ce4">
            <text:p>5971.875</text:p>
          </table:table-cell>
          <table:table-cell office:value-type="float" office:value="1674.5159602302499" table:style-name="ce4">
            <text:p>1674.51596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5581.25" table:style-name="ce4">
            <text:p>5581.25</text:p>
          </table:table-cell>
          <table:table-cell office:value-type="float" office:value="1791.71332586786" table:style-name="ce4">
            <text:p>1791.713326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5190.625" table:style-name="ce4">
            <text:p>5190.625</text:p>
          </table:table-cell>
          <table:table-cell office:value-type="float" office:value="1926.55027092113" table:style-name="ce4">
            <text:p>1926.550271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4800" table:style-name="ce4">
            <text:p>4800</text:p>
          </table:table-cell>
          <table:table-cell office:value-type="float" office:value="2083.3333333333298" table:style-name="ce4">
            <text:p>2083.333333</text:p>
          </table:table-cell>
          <table:table-cell office:value-type="float" office:value="987.8" table:style-name="ce4">
            <text:p>987.8</text:p>
          </table:table-cell>
          <table:table-cell office:value-type="string" table:style-name="ce4">
            <text:p>Fmax</text:p>
          </table:table-cell>
          <table:table-cell table:number-columns-repeated="16379"/>
        </table:table-row>
        <table:table-row table:number-rows-repeated="1048443" table:style-name="ro1">
          <table:table-cell table:number-columns-repeated="16384"/>
        </table:table-row>
      </table:table>
      <table:table table:name="Notes" table:style-name="ta1">
        <table:table-column table:style-name="co7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5">
            <text:p>Freq</text:p>
          </table:table-cell>
          <table:table-cell office:value-type="string" table:style-name="ce5">
            <text:p>Key</text:p>
          </table:table-cell>
          <table:table-cell table:number-columns-repeated="16382"/>
        </table:table-row>
        <table:table-row table:style-name="ro1">
          <table:table-cell office:value-type="float" office:value="195.99799999999999" table:style-name="ce6">
            <text:p>195.998</text:p>
          </table:table-cell>
          <table:table-cell office:value-type="string" table:style-name="ce7">
            <text:p>G3</text:p>
          </table:table-cell>
          <table:table-cell table:number-columns-repeated="16382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string" table:style-name="ce7">
            <text:p>A3</text:p>
          </table:table-cell>
          <table:table-cell table:number-columns-repeated="16382"/>
        </table:table-row>
        <table:table-row table:style-name="ro1">
          <table:table-cell office:value-type="float" office:value="246.94200000000001" table:style-name="ce6">
            <text:p>246.942</text:p>
          </table:table-cell>
          <table:table-cell office:value-type="string" table:style-name="ce7">
            <text:p>B3</text:p>
          </table:table-cell>
          <table:table-cell table:number-columns-repeated="16382"/>
        </table:table-row>
        <table:table-row table:style-name="ro1">
          <table:table-cell office:value-type="float" office:value="261.62599999999998" table:style-name="ce6">
            <text:p>261.626</text:p>
          </table:table-cell>
          <table:table-cell office:value-type="string" table:style-name="ce7">
            <text:p>C4 (MiddleC)</text:p>
          </table:table-cell>
          <table:table-cell table:number-columns-repeated="16382"/>
        </table:table-row>
        <table:table-row table:style-name="ro1">
          <table:table-cell office:value-type="float" office:value="293.66500000000002" table:style-name="ce6">
            <text:p>293.665</text:p>
          </table:table-cell>
          <table:table-cell office:value-type="string" table:style-name="ce7">
            <text:p>D4</text:p>
          </table:table-cell>
          <table:table-cell table:number-columns-repeated="16382"/>
        </table:table-row>
        <table:table-row table:style-name="ro1">
          <table:table-cell office:value-type="float" office:value="329.62799999999999" table:style-name="ce6">
            <text:p>329.628</text:p>
          </table:table-cell>
          <table:table-cell office:value-type="string" table:style-name="ce7">
            <text:p>E4</text:p>
          </table:table-cell>
          <table:table-cell table:number-columns-repeated="16382"/>
        </table:table-row>
        <table:table-row table:style-name="ro1">
          <table:table-cell office:value-type="float" office:value="349.22800000000001" table:style-name="ce6">
            <text:p>349.228</text:p>
          </table:table-cell>
          <table:table-cell office:value-type="string" table:style-name="ce7">
            <text:p>F4</text:p>
          </table:table-cell>
          <table:table-cell table:number-columns-repeated="16382"/>
        </table:table-row>
        <table:table-row table:style-name="ro1">
          <table:table-cell office:value-type="float" office:value="391.995" table:style-name="ce6">
            <text:p>391.995</text:p>
          </table:table-cell>
          <table:table-cell office:value-type="string" table:style-name="ce7">
            <text:p>G4</text:p>
          </table:table-cell>
          <table:table-cell table:number-columns-repeated="16382"/>
        </table:table-row>
        <table:table-row table:style-name="ro1">
          <table:table-cell office:value-type="float" office:value="440" table:style-name="ce6">
            <text:p>440</text:p>
          </table:table-cell>
          <table:table-cell office:value-type="string" table:style-name="ce7">
            <text:p>A4</text:p>
          </table:table-cell>
          <table:table-cell table:number-columns-repeated="16382"/>
        </table:table-row>
        <table:table-row table:style-name="ro1">
          <table:table-cell office:value-type="float" office:value="493.88400000000001" table:style-name="ce6">
            <text:p>493.884</text:p>
          </table:table-cell>
          <table:table-cell office:value-type="string" table:style-name="ce7">
            <text:p>B4</text:p>
          </table:table-cell>
          <table:table-cell table:number-columns-repeated="16382"/>
        </table:table-row>
        <table:table-row table:style-name="ro1">
          <table:table-cell office:value-type="float" office:value="523.25199999999995" table:style-name="ce6">
            <text:p>523.252</text:p>
          </table:table-cell>
          <table:table-cell office:value-type="string" table:style-name="ce7">
            <text:p>C5</text:p>
          </table:table-cell>
          <table:table-cell table:number-columns-repeated="16382"/>
        </table:table-row>
        <table:table-row table:style-name="ro1">
          <table:table-cell office:value-type="float" office:value="587.33000000000004" table:style-name="ce6">
            <text:p>587.33</text:p>
          </table:table-cell>
          <table:table-cell office:value-type="string" table:style-name="ce7">
            <text:p>D5</text:p>
          </table:table-cell>
          <table:table-cell table:number-columns-repeated="16382"/>
        </table:table-row>
        <table:table-row table:style-name="ro1">
          <table:table-cell office:value-type="float" office:value="659.25599999999997" table:style-name="ce6">
            <text:p>659.256</text:p>
          </table:table-cell>
          <table:table-cell office:value-type="string" table:style-name="ce7">
            <text:p>E5</text:p>
          </table:table-cell>
          <table:table-cell table:number-columns-repeated="16382"/>
        </table:table-row>
        <table:table-row table:style-name="ro1">
          <table:table-cell office:value-type="float" office:value="698.45600000000002" table:style-name="ce6">
            <text:p>698.456</text:p>
          </table:table-cell>
          <table:table-cell office:value-type="string" table:style-name="ce7">
            <text:p>F5</text:p>
          </table:table-cell>
          <table:table-cell table:number-columns-repeated="16382"/>
        </table:table-row>
        <table:table-row table:style-name="ro1">
          <table:table-cell office:value-type="float" office:value="783.99" table:style-name="ce6">
            <text:p>783.99</text:p>
          </table:table-cell>
          <table:table-cell office:value-type="string" table:style-name="ce7">
            <text:p>G5</text:p>
          </table:table-cell>
          <table:table-cell table:number-columns-repeated="16382"/>
        </table:table-row>
        <table:table-row table:style-name="ro1">
          <table:table-cell office:value-type="float" office:value="880" table:style-name="ce6">
            <text:p>880</text:p>
          </table:table-cell>
          <table:table-cell office:value-type="string" table:style-name="ce7">
            <text:p>A5</text:p>
          </table:table-cell>
          <table:table-cell table:number-columns-repeated="16382"/>
        </table:table-row>
        <table:table-row table:style-name="ro1">
          <table:table-cell office:value-type="float" office:value="987.76800000000003" table:style-name="ce6">
            <text:p>987.768</text:p>
          </table:table-cell>
          <table:table-cell office:value-type="string" table:style-name="ce7">
            <text:p>B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 </text:p>
          </table:table-cell>
          <table:table-cell office:value-type="string" table:style-name="ce7">
            <text:p> </text:p>
          </table:table-cell>
          <table:table-cell table:number-columns-repeated="16382"/>
        </table:table-row>
        <table:table-row table:style-name="ro1">
          <table:table-cell office:value-type="float" office:value="196" table:style-name="ce6">
            <text:p>196</text:p>
          </table:table-cell>
          <table:table-cell office:value-type="string" table:style-name="ce7">
            <text:p>Fmin</text:p>
          </table:table-cell>
          <table:table-cell table:number-columns-repeated="16382"/>
        </table:table-row>
        <table:table-row table:style-name="ro1">
          <table:table-cell office:value-type="float" office:value="987.8" table:style-name="ce6">
            <text:p>987.8</text:p>
          </table:table-cell>
          <table:table-cell office:value-type="string" table:style-name="ce7">
            <text:p>Fmax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2.20E-007</text:p>
          </table:table-cell>
          <table:table-cell office:value-type="string" table:style-name="ce7">
            <text:p>Cap chosen</text:p>
          </table:table-cell>
          <table:table-cell table:number-columns-repeated="16382"/>
        </table:table-row>
        <table:table-row table:style-name="ro1">
          <table:table-cell office:value-type="float" office:value="23191.3" table:style-name="ce6">
            <text:p>23191.3</text:p>
          </table:table-cell>
          <table:table-cell office:value-type="string" table:style-name="ce7">
            <text:p>Rmax</text:p>
          </table:table-cell>
          <table:table-cell table:number-columns-repeated="16382"/>
        </table:table-row>
        <table:table-row table:style-name="ro1">
          <table:table-cell office:value-type="float" office:value="4601.7" table:style-name="ce6">
            <text:p>4601.7</text:p>
          </table:table-cell>
          <table:table-cell office:value-type="string" table:style-name="ce7">
            <text:p>Rmin</text:p>
          </table:table-cell>
          <table:table-cell table:number-columns-repeated="16382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oug</meta:initial-creator>
    <dc:creator>DGilliland</dc:creator>
    <meta:creation-date>2012-06-23T14:53:15Z</meta:creation-date>
    <dc:date>2013-02-13T21:40:12Z</dc:date>
    <meta:editing-cycles>6</meta:editing-cycles>
    <meta:editing-duration>PT6774S</meta:editing-duration>
  </office:meta>
</office:document-meta>
</file>